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14001" officeooo:paragraph-rsid="00114001"/>
    </style:style>
    <style:style style:name="P3" style:family="paragraph" style:parent-style-name="Standard">
      <style:paragraph-properties fo:text-align="center" style:justify-single-word="false"/>
      <style:text-properties officeooo:rsid="00114001" officeooo:paragraph-rsid="00114001"/>
    </style:style>
    <style:style style:name="P4" style:family="paragraph" style:parent-style-name="Standard">
      <style:text-properties officeooo:rsid="00114001" officeooo:paragraph-rsid="0012ed34"/>
    </style:style>
    <style:style style:name="P5" style:family="paragraph" style:parent-style-name="Standard">
      <style:text-properties fo:font-style="italic" officeooo:rsid="00114001" officeooo:paragraph-rsid="00114001" style:font-style-asian="italic" style:font-style-complex="italic"/>
    </style:style>
    <style:style style:name="P6" style:family="paragraph" style:parent-style-name="Standard">
      <style:text-properties officeooo:rsid="0012ed34" officeooo:paragraph-rsid="0012ed34"/>
    </style:style>
    <style:style style:name="P7" style:family="paragraph" style:parent-style-name="Standard">
      <style:text-properties officeooo:rsid="0012ed34" officeooo:paragraph-rsid="0013542b"/>
    </style:style>
    <style:style style:name="P8" style:family="paragraph" style:parent-style-name="Standard">
      <style:text-properties officeooo:rsid="0013542b" officeooo:paragraph-rsid="0013542b"/>
    </style:style>
    <style:style style:name="P9" style:family="paragraph" style:parent-style-name="Standard">
      <style:text-properties officeooo:rsid="0013e3b5" officeooo:paragraph-rsid="0013542b"/>
    </style:style>
    <style:style style:name="P10" style:family="paragraph" style:parent-style-name="Standard">
      <style:text-properties officeooo:rsid="0013e3b5" officeooo:paragraph-rsid="0013e3b5"/>
    </style:style>
    <style:style style:name="P11" style:family="paragraph" style:parent-style-name="Standard">
      <style:text-properties officeooo:rsid="001537ef" officeooo:paragraph-rsid="0013e3b5"/>
    </style:style>
    <style:style style:name="P12" style:family="paragraph" style:parent-style-name="Standard">
      <style:text-properties officeooo:rsid="001537ef" officeooo:paragraph-rsid="0019bd6e"/>
    </style:style>
    <style:style style:name="P13" style:family="paragraph" style:parent-style-name="Standard">
      <style:text-properties officeooo:rsid="0016accb" officeooo:paragraph-rsid="0017048b"/>
    </style:style>
    <style:style style:name="P14" style:family="paragraph" style:parent-style-name="Standard">
      <style:text-properties officeooo:rsid="0017048b" officeooo:paragraph-rsid="0017048b"/>
    </style:style>
    <style:style style:name="P15" style:family="paragraph" style:parent-style-name="Standard">
      <style:text-properties officeooo:rsid="00182731" officeooo:paragraph-rsid="00182731"/>
    </style:style>
    <style:style style:name="P16" style:family="paragraph" style:parent-style-name="Standard">
      <style:text-properties officeooo:rsid="0019bd6e" officeooo:paragraph-rsid="0019bd6e"/>
    </style:style>
    <style:style style:name="T1" style:family="text">
      <style:text-properties officeooo:rsid="0012ed34"/>
    </style:style>
    <style:style style:name="T2" style:family="text">
      <style:text-properties officeooo:rsid="0013542b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3542b"/>
    </style:style>
    <style:style style:name="T5" style:family="text">
      <style:text-properties officeooo:rsid="001537ef"/>
    </style:style>
    <style:style style:name="T6" style:family="text">
      <style:text-properties officeooo:rsid="0016accb"/>
    </style:style>
    <style:style style:name="T7" style:family="text">
      <style:text-properties officeooo:rsid="0017048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48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048b" style:font-weight-asian="normal" style:font-weight-complex="normal"/>
    </style:style>
    <style:style style:name="T12" style:family="text">
      <style:text-properties fo:font-weight="normal" officeooo:rsid="00182731" style:font-weight-asian="normal" style:font-weight-complex="normal"/>
    </style:style>
    <style:style style:name="T13" style:family="text">
      <style:text-properties officeooo:rsid="00182731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17048b"/>
    </style:style>
    <style:style style:name="T17" style:family="text">
      <style:text-properties officeooo:rsid="0019bd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7">Noncontractible</text:span> Type<text:span text:style-name="T17">s</text:span></text:p>
      <text:p text:style-name="P3">by Sven Nilsen, 2020</text:p>
      <text:p text:style-name="P2"/>
      <text:p text:style-name="P5">In this paper I show that there is a way of modeling <text:span text:style-name="T17">noncontractible</text:span> type<text:span text:style-name="T17">s</text:span> in Path Semantical Logic.</text:p>
      <text:p text:style-name="P2"/>
      <text:p text:style-name="P13">For example, <text:span text:style-name="T7">the following is a proof in Path Semantical Logic</text:span><text:span text:style-name="T16"><text:reference-ref text:reference-format="text" text:ref-name="path semantical logic">[1]</text:reference-ref></text:span>:</text:p>
      <text:p text:style-name="P13"/>
      <text:p text:style-name="P13"><text:tab/>(a, c) (A, B, C):</text:p>
      <text:p text:style-name="P13"><text:tab/>a(A), c(C), <text:span text:style-name="T7">a=c, </text:span><text:span text:style-name="T9">¬(A ∧ B ∧ C) ∧ (A ∨ B ∨ C)</text:span><text:span text:style-name="T7"> <text:s/>=&gt; <text:s/>(A ⊻ B) </text:span><text:span text:style-name="T9">∧ </text:span><text:span text:style-name="T11">(B ⊻ C)</text:span></text:p>
      <text:p text:style-name="P13"/>
      <text:p text:style-name="P14">Here, the tuple `(a, c)` has level 1 and the tuple `(A, B, C)` has level 0.</text:p>
      <text:p text:style-name="P14">The notation `a(A)` means `a=&gt;A` where `A` is at a lower level.</text:p>
      <text:p text:style-name="P13"/>
      <text:p text:style-name="P14">The expression `<text:span text:style-name="T8">¬(A ∧ B ∧ C) ∧ (A ∨ B ∨ C)</text:span>` models a <text:span text:style-name="T17">noncontractible</text:span> type <text:span text:style-name="T17">family</text:span> `A, B, C`.</text:p>
      <text:p text:style-name="P14">It means that there are at least two types among `A, B, C` that can not be proven equal.</text:p>
      <text:p text:style-name="P14">Since `a=c`, `A=C`, therefore `(A ⊻ B) <text:span text:style-name="T8">∧ </text:span><text:span text:style-name="T10">(B ⊻ C)` since `B` is </text:span><text:span text:style-name="T12">not equal to both `A` and `C`.</text:span></text:p>
      <text:p text:style-name="P13"/>
      <text:p text:style-name="P2">In the paper “Proof of Exclusiveness”<text:span text:style-name="T15"><text:reference-ref text:reference-format="text" text:ref-name="proof of exclusiveness">[2]</text:reference-ref></text:span>, I showed that NAND models proof of <text:span text:style-name="T17">noncontractibility</text:span>. </text:p>
      <text:p text:style-name="P2"/>
      <text:p text:style-name="P4"><text:span text:style-name="T5">A family of</text:span> types are <text:span text:style-name="T17">noncontractible</text:span> when, <text:span text:style-name="T1">in any context, there exists some membership in at least one type, that does not exist in some other type. This means that the types can not be proven equal.</text:span></text:p>
      <text:p text:style-name="P4"/>
      <text:p text:style-name="P6">According to the core axiom of Path Semantics<text:span text:style-name="T15"><text:reference-ref text:reference-format="text" text:ref-name="path semantics">[3]</text:reference-ref></text:span>, all undefined symbols have <text:span text:style-name="T17">same</text:span> meaning<text:span text:style-name="T15"><text:reference-ref text:reference-format="text" text:ref-name="undefined symbols">[4]</text:reference-ref></text:span>.</text:p>
      <text:p text:style-name="P6">As a consequence, to model <text:span text:style-name="T17">noncontractibility</text:span> correctly, one must exclude the undefined case.</text:p>
      <text:p text:style-name="P6"/>
      <text:p text:style-name="P6">The relation of <text:span text:style-name="T17">noncontractiblity</text:span> for <text:span text:style-name="T2">two propositions </text:span>`A` and `B` can be expressed as following:</text:p>
      <text:p text:style-name="P6"/>
      <text:p text:style-name="P6"><text:tab/>¬(A ∧ B) ∧ (A ∨ B)<text:tab/><text:tab/>&lt;=&gt;<text:tab/><text:tab/><text:span text:style-name="T2">A ⊻ B</text:span></text:p>
      <text:p text:style-name="P6"/>
      <text:p text:style-name="P6">For <text:span text:style-name="T2">more than two arguments, XOR is too strong and one must use the following:</text:span></text:p>
      <text:p text:style-name="P6"/>
      <text:p text:style-name="P7"><text:tab/>¬(<text:span text:style-name="T2">X</text:span><text:span text:style-name="T4">0</text:span> ∧ <text:span text:style-name="T2">X</text:span><text:span text:style-name="T4">1</text:span><text:span text:style-name="T2"> </text:span>∧ … ∧ <text:span text:style-name="T2">X</text:span><text:span text:style-name="T4">n-1</text:span>) ∧ (<text:span text:style-name="T2">X</text:span><text:span text:style-name="T4">0</text:span> ∨ <text:span text:style-name="T2">X</text:span><text:span text:style-name="T4">1</text:span><text:span text:style-name="T2"> </text:span>∨ … ∨ <text:span text:style-name="T2">X</text:span><text:span text:style-name="T4">n-1</text:span>)</text:p>
      <text:p text:style-name="P7"/>
      <text:p text:style-name="P8">Written with first-order logic<text:span text:style-name="T15"><text:reference-ref text:reference-format="text" text:ref-name="first-order logic">[5]</text:reference-ref></text:span> syntax:</text:p>
      <text:p text:style-name="P8"/>
      <text:p text:style-name="P8"><text:tab/>¬∀ i { X<text:span text:style-name="T3">i</text:span> } ∧ ∃ i { X<text:span text:style-name="T3">i</text:span> }</text:p>
      <text:p text:style-name="P9"/>
      <text:p text:style-name="P10">For example, if `A, B` are <text:span text:style-name="T17">noncontractible</text:span>, then it implies that `A, B, C` are <text:span text:style-name="T17">noncontractible</text:span>.</text:p>
      <text:p text:style-name="P10">The <text:span text:style-name="T13">family</text:span> `A, B, C` can never be proven equal to each other since `A, B` can never be proven equal.</text:p>
      <text:p text:style-name="P10"/>
      <text:p text:style-name="P10">However, if `A, B, C` are <text:span text:style-name="T17">noncontractible</text:span>, then this does not imply that `A, B` are <text:span text:style-name="T17">noncontractible</text:span>.</text:p>
      <text:p text:style-name="P10">On the other hand, if `A, B` are equal and `A, B, C` are <text:span text:style-name="T17">noncontractible</text:span>, then `A, C` and `B, C` are <text:span text:style-name="T17">noncontractible</text:span>.</text:p>
      <text:p text:style-name="P11"/>
      <text:h text:style-name="P1" text:outline-level="3">References:</text:h>
      <text:p text:style-name="P14"/>
      <text:p text:style-name="P15"><text:reference-mark-start text:name="path semantical logic"/>[1]<text:reference-mark-end text:name="path semantical logic"/><text:tab/>“Path Semantical Logic”</text:p>
      <text:p text:style-name="P15"><text:tab/>AdvancedResearch, reading sequence on Path Semantics</text:p>
      <text:p text:style-name="P15"><text:tab/><text:a xlink:type="simple" xlink:href="https://github.com/advancedresearch/path_semantics/blob/master/sequences.md#path-semantical-logic" text:style-name="Internet_20_link" text:visited-style-name="Visited_20_Internet_20_Link"><text:span text:style-name="T14">https://github.com/advancedresearch/path_semantics/blob/master/sequences.md#path-semantical-logic</text:span></text:a></text:p>
      <text:p text:style-name="P15"/>
      <text:p text:style-name="P15"><text:reference-mark-start text:name="proof of exclusiveness"/>[2]<text:reference-mark-end text:name="proof of exclusiveness"/><text:tab/>“Proof of Exclusiveness”</text:p>
      <text:p text:style-name="P15"><text:tab/>Sven Nilsen, 2017</text:p>
      <text:p text:style-name="P15"><text:tab/><text:a xlink:type="simple" xlink:href="https://github.com/advancedresearch/path_semantics/blob/master/papers-wip/proof-of-exclusiveness.pdf" text:style-name="Internet_20_link" text:visited-style-name="Visited_20_Internet_20_Link"><text:span text:style-name="T14">https://github.com/advancedresearch/path_semantics/blob/master/papers-wip/proof-of-exclusiveness.pdf</text:span></text:a></text:p>
      <text:p text:style-name="P15"/>
      <text:p text:style-name="P15"><text:reference-mark-start text:name="path semantics"/>[3]<text:reference-mark-end text:name="path semantics"/><text:tab/>“Path Semantics”</text:p>
      <text:p text:style-name="P15"><text:tab/>Sven Nilsen, 2016-2019</text:p>
      <text:p text:style-name="P15"><text:tab/><text:a xlink:type="simple" xlink:href="https://github.com/advancedresearch/path_semantics/blob/master/papers-wip/path-semantics.pdf" text:style-name="Internet_20_link" text:visited-style-name="Visited_20_Internet_20_Link"><text:span text:style-name="T14">https://github.com/advancedresearch/path_semantics/blob/master/papers-wip/path-semantics.pdf</text:span></text:a></text:p>
      <text:p text:style-name="P15"/>
      <text:p text:style-name="P15"><text:reference-mark-start text:name="undefined symbols"/>[4]<text:reference-mark-end text:name="undefined symbols"/><text:tab/>“Undefined Symbols”</text:p>
      <text:p text:style-name="P15"><text:tab/>Sven Nilsen, 2019</text:p>
      <text:p text:style-name="P15"><text:tab/><text:a xlink:type="simple" xlink:href="https://github.com/advancedresearch/path_semantics/blob/master/papers-wip/undefined-symbols.pdf" text:style-name="Internet_20_link" text:visited-style-name="Visited_20_Internet_20_Link"><text:span text:style-name="T14">https://github.com/advancedresearch/path_semantics/blob/master/papers-wip/undefined-symbols.pdf</text:span></text:a></text:p>
      <text:p text:style-name="P15"/>
      <text:p text:style-name="P16"><text:reference-mark-start text:name="first-order logic"/>[5]<text:reference-mark-end text:name="first-order logic"/><text:tab/>“First-order logic”</text:p>
      <text:p text:style-name="P16"><text:tab/>Wikipedia</text:p>
      <text:p text:style-name="P16"><text:tab/><text:a xlink:type="simple" xlink:href="https://en.wikipedia.org/wiki/First-order_logic" text:style-name="Internet_20_link" text:visited-style-name="Visited_20_Internet_20_Link"><text:span text:style-name="T14">https://en.wikipedia.org/wiki/First-order_logic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7:59:20.918117000</meta:creation-date>
    <dc:date>2020-09-06T19:46:55.028919000</dc:date>
    <meta:editing-duration>PT5M6S</meta:editing-duration>
    <meta:editing-cycles>1</meta:editing-cycles>
    <meta:document-statistic meta:table-count="0" meta:image-count="0" meta:object-count="0" meta:page-count="2" meta:paragraph-count="41" meta:word-count="418" meta:character-count="2605" meta:non-whitespace-character-count="2208"/>
    <meta:generator>LibreOffice/5.1.2.2$MacOSX_X86_64 LibreOffice_project/d3bf12ecb743fc0d20e0be0c58ca359301eb705f</meta:generator>
  </office:meta>
</office:document-meta>
</file>